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4.5611in" fo:margin-left="-0.0208in" fo:margin-top="0in" fo:margin-bottom="0in" table:align="left" style:writing-mode="page"/>
    </style:style>
    <style:style style:name="Table13.A" style:family="table-column">
      <style:table-column-properties style:column-width="0.2972in"/>
    </style:style>
    <style:style style:name="Table13.B" style:family="table-column">
      <style:table-column-properties style:column-width="4.2639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" fo:padding-left="0.0208in" fo:padding-right="0.0208in" fo:padding-top="0in" fo:padding-bottom="0in" fo:border="none"/>
    </style:style>
    <style:style style:name="Table13.B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4.5611in" fo:margin-left="-0.0208in" fo:margin-top="0in" fo:margin-bottom="0in" table:align="left" style:writing-mode="page"/>
    </style:style>
    <style:style style:name="Table14.A" style:family="table-column">
      <style:table-column-properties style:column-width="0.2972in"/>
    </style:style>
    <style:style style:name="Table14.B" style:family="table-column">
      <style:table-column-properties style:column-width="4.2639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" fo:padding-left="0.0208in" fo:padding-right="0.0208in" fo:padding-top="0in" fo:padding-bottom="0in" fo:border="none"/>
    </style:style>
    <style:style style:name="Table14.B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4.5611in" fo:margin-left="-0.0208in" fo:margin-top="0in" fo:margin-bottom="0in" table:align="left" style:writing-mode="page"/>
    </style:style>
    <style:style style:name="Table15.A" style:family="table-column">
      <style:table-column-properties style:column-width="0.2972in"/>
    </style:style>
    <style:style style:name="Table15.B" style:family="table-column">
      <style:table-column-properties style:column-width="4.2639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" fo:padding-left="0.0208in" fo:padding-right="0.0208in" fo:padding-top="0in" fo:padding-bottom="0in" fo:border="none"/>
    </style:style>
    <style:style style:name="Table15.B1" style:family="table-cell">
      <style:table-cell-properties style:vertical-align="bottom" fo:padding-left="0.0208in" fo:padding-right="0.0208in" fo:padding-top="0in" fo:padding-bottom="0in" fo:border="none"/>
    </style:style>
    <style:style style:name="Table16" style:family="table">
      <style:table-properties style:width="4.5611in" fo:margin-left="-0.0208in" fo:margin-top="0in" fo:margin-bottom="0in" table:align="left" style:writing-mode="page"/>
    </style:style>
    <style:style style:name="Table16.A" style:family="table-column">
      <style:table-column-properties style:column-width="0.2972in"/>
    </style:style>
    <style:style style:name="Table16.B" style:family="table-column">
      <style:table-column-properties style:column-width="4.2639in"/>
    </style:style>
    <style:style style:name="Table16.1" style:family="table-row">
      <style:table-row-properties style:min-row-height="0.1778in" fo:keep-together="auto"/>
    </style:style>
    <style:style style:name="Table16.A1" style:family="table-cell">
      <style:table-cell-properties style:vertical-align="" fo:padding-left="0.0208in" fo:padding-right="0.0208in" fo:padding-top="0in" fo:padding-bottom="0in" fo:border="none"/>
    </style:style>
    <style:style style:name="Table16.B1" style:family="table-cell">
      <style:table-cell-properties style:vertical-align="bottom" fo:padding-left="0.0208in" fo:padding-right="0.0208in" fo:padding-top="0in" fo:padding-bottom="0in" fo:border="none"/>
    </style:style>
    <style:style style:name="Table17" style:family="table">
      <style:table-properties style:width="4.5611in" fo:margin-left="-0.0208in" fo:margin-top="0in" fo:margin-bottom="0in" table:align="left" style:writing-mode="page"/>
    </style:style>
    <style:style style:name="Table17.A" style:family="table-column">
      <style:table-column-properties style:column-width="0.2972in"/>
    </style:style>
    <style:style style:name="Table17.B" style:family="table-column">
      <style:table-column-properties style:column-width="4.2639in"/>
    </style:style>
    <style:style style:name="Table17.1" style:family="table-row">
      <style:table-row-properties style:min-row-height="0.1778in" fo:keep-together="auto"/>
    </style:style>
    <style:style style:name="Table17.A1" style:family="table-cell">
      <style:table-cell-properties style:vertical-align="" fo:padding-left="0.0208in" fo:padding-right="0.0208in" fo:padding-top="0in" fo:padding-bottom="0in" fo:border="none"/>
    </style:style>
    <style:style style:name="Table17.B1" style:family="table-cell">
      <style:table-cell-properties style:vertical-align="bottom" fo:padding-left="0.0208in" fo:padding-right="0.0208in" fo:padding-top="0in" fo:padding-bottom="0in" fo:border="none"/>
    </style:style>
    <style:style style:name="Table18" style:family="table">
      <style:table-properties style:width="4.5611in" fo:margin-left="-0.0208in" fo:margin-top="0in" fo:margin-bottom="0in" table:align="left" style:writing-mode="page"/>
    </style:style>
    <style:style style:name="Table18.A" style:family="table-column">
      <style:table-column-properties style:column-width="0.2972in"/>
    </style:style>
    <style:style style:name="Table18.B" style:family="table-column">
      <style:table-column-properties style:column-width="4.2639in"/>
    </style:style>
    <style:style style:name="Table18.1" style:family="table-row">
      <style:table-row-properties style:min-row-height="0.1778in" fo:keep-together="auto"/>
    </style:style>
    <style:style style:name="Table18.A1" style:family="table-cell">
      <style:table-cell-properties style:vertical-align="" fo:padding-left="0.0208in" fo:padding-right="0.0208in" fo:padding-top="0in" fo:padding-bottom="0in" fo:border="none"/>
    </style:style>
    <style:style style:name="Table18.B1" style:family="table-cell">
      <style:table-cell-properties style:vertical-align="bottom" fo:padding-left="0.0208in" fo:padding-right="0.0208in" fo:padding-top="0in" fo:padding-bottom="0in" fo:border="none"/>
    </style:style>
    <style:style style:name="Table19" style:family="table">
      <style:table-properties style:width="4.5611in" fo:margin-left="-0.0208in" fo:margin-top="0in" fo:margin-bottom="0in" table:align="left" style:writing-mode="page"/>
    </style:style>
    <style:style style:name="Table19.A" style:family="table-column">
      <style:table-column-properties style:column-width="0.2972in"/>
    </style:style>
    <style:style style:name="Table19.B" style:family="table-column">
      <style:table-column-properties style:column-width="4.2639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" fo:padding-left="0.0208in" fo:padding-right="0.0208in" fo:padding-top="0in" fo:padding-bottom="0in" fo:border="none"/>
    </style:style>
    <style:style style:name="Table19.B1" style:family="table-cell">
      <style:table-cell-properties style:vertical-align="bottom" fo:padding-left="0.0208in" fo:padding-right="0.0208in" fo:padding-top="0in" fo:padding-bottom="0in" fo:border="none"/>
    </style:style>
    <style:style style:name="Table20" style:family="table">
      <style:table-properties style:width="4.5611in" fo:margin-left="-0.0208in" fo:margin-top="0in" fo:margin-bottom="0in" table:align="left" style:writing-mode="page"/>
    </style:style>
    <style:style style:name="Table20.A" style:family="table-column">
      <style:table-column-properties style:column-width="0.2972in"/>
    </style:style>
    <style:style style:name="Table20.B" style:family="table-column">
      <style:table-column-properties style:column-width="4.2639in"/>
    </style:style>
    <style:style style:name="Table20.1" style:family="table-row">
      <style:table-row-properties style:min-row-height="0.1778in" fo:keep-together="auto"/>
    </style:style>
    <style:style style:name="Table20.A1" style:family="table-cell">
      <style:table-cell-properties style:vertical-align="" fo:padding-left="0.0208in" fo:padding-right="0.0208in" fo:padding-top="0in" fo:padding-bottom="0in" fo:border="none"/>
    </style:style>
    <style:style style:name="Table20.B1" style:family="table-cell">
      <style:table-cell-properties style:vertical-align="bottom" fo:padding-left="0.0208in" fo:padding-right="0.0208in" fo:padding-top="0in" fo:padding-bottom="0in" fo:border="none"/>
    </style:style>
    <style:style style:name="Table21" style:family="table">
      <style:table-properties style:width="4.5611in" fo:margin-left="-0.0208in" fo:margin-top="0in" fo:margin-bottom="0in" table:align="left" style:writing-mode="page"/>
    </style:style>
    <style:style style:name="Table21.A" style:family="table-column">
      <style:table-column-properties style:column-width="0.2972in"/>
    </style:style>
    <style:style style:name="Table21.B" style:family="table-column">
      <style:table-column-properties style:column-width="4.2639in"/>
    </style:style>
    <style:style style:name="Table21.1" style:family="table-row">
      <style:table-row-properties style:min-row-height="0.1778in" fo:keep-together="auto"/>
    </style:style>
    <style:style style:name="Table21.A1" style:family="table-cell">
      <style:table-cell-properties style:vertical-align="" fo:padding-left="0.0208in" fo:padding-right="0.0208in" fo:padding-top="0in" fo:padding-bottom="0in" fo:border="none"/>
    </style:style>
    <style:style style:name="Table21.B1" style:family="table-cell">
      <style:table-cell-properties style:vertical-align="bottom" fo:padding-left="0.0208in" fo:padding-right="0.0208in" fo:padding-top="0in" fo:padding-bottom="0in" fo:border="none"/>
    </style:style>
    <style:style style:name="Table22" style:family="table">
      <style:table-properties style:width="4.5611in" fo:margin-left="-0.0208in" fo:margin-top="0in" fo:margin-bottom="0in" table:align="left" style:writing-mode="page"/>
    </style:style>
    <style:style style:name="Table22.A" style:family="table-column">
      <style:table-column-properties style:column-width="0.2972in"/>
    </style:style>
    <style:style style:name="Table22.B" style:family="table-column">
      <style:table-column-properties style:column-width="4.2639in"/>
    </style:style>
    <style:style style:name="Table22.1" style:family="table-row">
      <style:table-row-properties style:min-row-height="0.1778in" fo:keep-together="auto"/>
    </style:style>
    <style:style style:name="Table22.A1" style:family="table-cell">
      <style:table-cell-properties style:vertical-align="" fo:padding-left="0.0208in" fo:padding-right="0.0208in" fo:padding-top="0in" fo:padding-bottom="0in" fo:border="none"/>
    </style:style>
    <style:style style:name="Table2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5611in" fo:margin-left="-0.0208in" fo:margin-top="0in" fo:margin-bottom="0in" table:align="left" style:writing-mode="page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263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5611in" fo:margin-left="-0.0208in" fo:margin-top="0in" fo:margin-bottom="0in" table:align="left" style:writing-mode="page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2639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5611in" fo:margin-left="-0.0208in" fo:margin-top="0in" fo:margin-bottom="0in" table:align="left" style:writing-mode="page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263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5611in" fo:margin-left="-0.0208in" fo:margin-top="0in" fo:margin-bottom="0in" table:align="left" style:writing-mode="page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263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5611in" fo:margin-left="-0.0208in" fo:margin-top="0in" fo:margin-bottom="0in" table:align="left" style:writing-mode="page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2639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486f4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157e13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15979d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1768de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78333f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paragraph-rsid="0018f668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officeooo:paragraph-rsid="001e12ab"/>
    </style:style>
    <style:style style:name="P10" style:family="paragraph" style:parent-style-name="Standard">
      <style:text-properties officeooo:rsid="00140431" officeooo:paragraph-rsid="00140431"/>
    </style:style>
    <style:style style:name="P11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4.3835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rsid="00157e13" officeooo:paragraph-rsid="00157e13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157e13" officeooo:paragraph-rsid="00157e13"/>
    </style:style>
    <style:style style:name="P15" style:family="paragraph" style:parent-style-name="Standard">
      <style:text-properties officeooo:rsid="00157e13" officeooo:paragraph-rsid="0015979d"/>
    </style:style>
    <style:style style:name="P16" style:family="paragraph" style:parent-style-name="Standard">
      <style:text-properties officeooo:paragraph-rsid="0018f668"/>
    </style:style>
    <style:style style:name="P17" style:family="paragraph" style:parent-style-name="Standard">
      <style:text-properties officeooo:rsid="0015979d" officeooo:paragraph-rsid="0015979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15979d" officeooo:paragraph-rsid="0015979d"/>
    </style:style>
    <style:style style:name="P19" style:family="paragraph" style:parent-style-name="Standard">
      <style:text-properties officeooo:rsid="001768de" officeooo:paragraph-rsid="001768de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768de" officeooo:paragraph-rsid="001768de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18f668" officeooo:paragraph-rsid="0018f668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rsid="0018f668" officeooo:paragraph-rsid="001a7295"/>
    </style:style>
    <style:style style:name="P23" style:family="paragraph" style:parent-style-name="Standard">
      <style:paragraph-properties fo:text-align="start" style:justify-single-word="false">
        <style:tab-stops>
          <style:tab-stop style:position="2.6862in"/>
        </style:tab-stops>
      </style:paragraph-properties>
      <style:text-properties officeooo:rsid="0018f668" officeooo:paragraph-rsid="0018f668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officeooo:rsid="0018f668" officeooo:paragraph-rsid="0018f668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1e12ab" officeooo:paragraph-rsid="001e12ab"/>
    </style:style>
    <style:style style:name="P26" style:family="paragraph" style:parent-style-name="Standard">
      <style:text-properties officeooo:paragraph-rsid="001e12ab"/>
    </style:style>
    <style:style style:name="P27" style:family="paragraph" style:parent-style-name="Standard">
      <style:paragraph-properties fo:text-align="start" style:justify-single-word="false">
        <style:tab-stops/>
      </style:paragraph-properties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paragraph-rsid="001486f4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paragraph-rsid="00157e13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paragraph-rsid="001768de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paragraph-rsid="0078333f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paragraph-rsid="0018f668"/>
    </style:style>
    <style:style style:name="P33" style:family="paragraph" style:parent-style-name="Standard">
      <style:text-properties officeooo:paragraph-rsid="00157e13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7e13" officeooo:paragraph-rsid="00157e13" style:font-weight-asian="bold" style:font-weight-complex="bold"/>
    </style:style>
    <style:style style:name="P35" style:family="paragraph" style:parent-style-name="Standard">
      <style:text-properties fo:font-weight="bold" officeooo:rsid="00157e13" officeooo:paragraph-rsid="00157e13" style:font-weight-asian="bold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979d" officeooo:paragraph-rsid="0015979d" style:font-weight-asian="bold" style:font-weight-complex="bold"/>
    </style:style>
    <style:style style:name="P37" style:family="paragraph" style:parent-style-name="Standard">
      <style:text-properties fo:font-weight="bold" officeooo:rsid="00173e5b" officeooo:paragraph-rsid="00173e5b" style:font-weight-asian="bold" style:font-weight-complex="bold"/>
    </style:style>
    <style:style style:name="P38" style:family="paragraph" style:parent-style-name="Standard">
      <style:text-properties fo:font-weight="bold" officeooo:rsid="001768de" officeooo:paragraph-rsid="001768de" style:font-weight-asian="bold" style:font-weight-complex="bold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768de" officeooo:paragraph-rsid="001768de" style:font-weight-asian="bold" style:font-weight-complex="bol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d11869" officeooo:paragraph-rsid="00d11869" style:font-weight-asian="bold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8f668" officeooo:paragraph-rsid="0018f668" style:font-weight-asian="bold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7295" officeooo:paragraph-rsid="001a7295" style:font-weight-asian="bold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bold" officeooo:rsid="00157e13" officeooo:paragraph-rsid="00157e13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8133c9" officeooo:paragraph-rsid="00157e13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rsid="00d1a7a2" officeooo:paragraph-rsid="00d1a7a2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d2db7f" officeooo:paragraph-rsid="00d2db7f"/>
    </style:style>
    <style:style style:name="P47" style:family="paragraph" style:parent-style-name="Standard">
      <style:text-properties officeooo:rsid="00173e5b" officeooo:paragraph-rsid="00173e5b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rsid="00d11869" officeooo:paragraph-rsid="00d11869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d11869" officeooo:paragraph-rsid="00d3d5e6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officeooo:rsid="00d11869" officeooo:paragraph-rsid="00d11869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cffdec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32ba98" officeooo:paragraph-rsid="00d11869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8f668" officeooo:paragraph-rsid="0018f668" style:font-weight-asian="normal" style:font-weight-complex="normal"/>
    </style:style>
    <style:style style:name="P54" style:family="paragraph" style:parent-style-name="Standard">
      <style:text-properties fo:font-weight="normal" style:font-weight-asian="normal" style:font-weight-complex="normal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1a7295" officeooo:paragraph-rsid="001a7295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1a7295" officeooo:paragraph-rsid="001e12ab"/>
    </style:style>
    <style:style style:name="P57" style:family="paragraph" style:parent-style-name="Title">
      <style:text-properties officeooo:rsid="00204c1b" officeooo:paragraph-rsid="00204c1b"/>
    </style:style>
    <style:style style:name="P58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4.3835in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break-before="page"/>
      <style:text-properties officeooo:rsid="00157e13" officeooo:paragraph-rsid="00157e13"/>
    </style:style>
    <style:style style:name="P61" style:family="paragraph" style:parent-style-name="Heading_20_1" style:list-style-name=""/>
    <style:style style:name="P62" style:family="paragraph" style:parent-style-name="Heading_20_1" style:list-style-name="">
      <style:text-properties officeooo:paragraph-rsid="0018f668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 style:list-style-name="">
      <style:text-properties officeooo:rsid="0015979d" officeooo:paragraph-rsid="0015979d"/>
    </style:style>
    <style:style style:name="P65" style:family="paragraph" style:parent-style-name="Heading_20_1">
      <style:paragraph-properties fo:break-before="page"/>
      <style:text-properties officeooo:rsid="0015979d" officeooo:paragraph-rsid="0015979d"/>
    </style:style>
    <style:style style:name="P66" style:family="paragraph" style:parent-style-name="Heading_20_1">
      <style:paragraph-properties fo:break-before="page"/>
      <style:text-properties officeooo:rsid="001768de" officeooo:paragraph-rsid="001768de"/>
    </style:style>
    <style:style style:name="P67" style:family="paragraph" style:parent-style-name="Heading_20_1">
      <style:paragraph-properties fo:break-before="page"/>
      <style:text-properties officeooo:rsid="0018f668" officeooo:paragraph-rsid="0018f668"/>
    </style:style>
    <style:style style:name="P68" style:family="paragraph" style:parent-style-name="Heading_20_1" style:list-style-name="">
      <style:text-properties officeooo:rsid="0018f668" officeooo:paragraph-rsid="0018f668"/>
    </style:style>
    <style:style style:name="P69" style:family="paragraph" style:parent-style-name="Heading_20_1">
      <style:text-properties officeooo:paragraph-rsid="0018f668"/>
    </style:style>
    <style:style style:name="P70" style:family="paragraph" style:parent-style-name="Heading_20_1" style:list-style-name="">
      <style:text-properties officeooo:rsid="001e12ab" officeooo:paragraph-rsid="001e12ab"/>
    </style:style>
    <style:style style:name="P71" style:family="paragraph" style:parent-style-name="Heading_20_1">
      <style:paragraph-properties fo:break-before="page"/>
      <style:text-properties officeooo:rsid="001e12ab" officeooo:paragraph-rsid="001e12ab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8f668" officeooo:paragraph-rsid="0018f668" style:font-weight-asian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8f668" officeooo:paragraph-rsid="0018f668" style:font-weight-asian="bold" style:font-weight-complex="bold"/>
    </style:style>
    <style:style style:name="P75" style:family="paragraph" style:parent-style-name="Standard">
      <style:text-properties fo:font-weight="bold" officeooo:rsid="00157e13" officeooo:paragraph-rsid="00157e13" style:font-weight-asian="bold" style:font-weight-complex="bold"/>
    </style:style>
    <style:style style:name="P76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officeooo:rsid="00157e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979d" style:font-weight-asian="bold" style:font-weight-complex="bold"/>
    </style:style>
    <style:style style:name="T4" style:family="text">
      <style:text-properties fo:font-weight="bold" officeooo:rsid="001e12a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f668" style:font-weight-asian="normal" style:font-weight-complex="normal"/>
    </style:style>
    <style:style style:name="T7" style:family="text">
      <style:text-properties fo:font-weight="normal" officeooo:rsid="001a7295" style:font-weight-asian="normal" style:font-weight-complex="normal"/>
    </style:style>
    <style:style style:name="T8" style:family="text">
      <style:text-properties fo:font-weight="normal" officeooo:rsid="001e12ab" style:font-weight-asian="normal" style:font-weight-complex="normal"/>
    </style:style>
    <style:style style:name="T9" style:family="text">
      <style:text-properties officeooo:rsid="0015979d"/>
    </style:style>
    <style:style style:name="T10" style:family="text">
      <style:text-properties officeooo:rsid="00173e5b"/>
    </style:style>
    <style:style style:name="T11" style:family="text">
      <style:text-properties officeooo:rsid="00e6c320"/>
    </style:style>
    <style:style style:name="T12" style:family="text">
      <style:text-properties officeooo:rsid="00cffdec"/>
    </style:style>
    <style:style style:name="T13" style:family="text">
      <style:text-properties officeooo:rsid="007d79fe"/>
    </style:style>
    <style:style style:name="T14" style:family="text">
      <style:text-properties officeooo:rsid="00d11869"/>
    </style:style>
    <style:style style:name="T15" style:family="text">
      <style:text-properties officeooo:rsid="00d3d5e6"/>
    </style:style>
    <style:style style:name="T16" style:family="text">
      <style:text-properties officeooo:rsid="0018f668"/>
    </style:style>
    <style:style style:name="T17" style:family="text">
      <style:text-properties officeooo:rsid="001a7295"/>
    </style:style>
    <style:style style:name="T18" style:family="text">
      <style:text-properties officeooo:rsid="001c0cd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Observables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8"><text:a xlink:type="simple" xlink:href="#__RefHeading___Toc70783_966181473" text:style-name="Index_20_Link" text:visited-style-name="Index_20_Link">Introduction<text:tab/>2</text:a></text:p>
          <text:p text:style-name="P58"><text:a xlink:type="simple" xlink:href="#__RefHeading___Toc92889_966181473" text:style-name="Index_20_Link" text:visited-style-name="Index_20_Link">Observables<text:tab/>4</text:a></text:p>
          <text:p text:style-name="P58"><text:a xlink:type="simple" xlink:href="#__RefHeading___Toc70786_966181473%20Copy%201" text:style-name="Index_20_Link" text:visited-style-name="Index_20_Link">Matrix Representation<text:tab/>8</text:a></text:p>
          <text:p text:style-name="P58"><text:a xlink:type="simple" xlink:href="#__RefHeading___Toc92891_966181473" text:style-name="Index_20_Link" text:visited-style-name="Index_20_Link">Unitary Matrixes<text:tab/>10</text:a></text:p>
          <text:p text:style-name="P58"><text:a xlink:type="simple" xlink:href="#__RefHeading___Toc70786_966181473%20Copy%203" text:style-name="Index_20_Link" text:visited-style-name="Index_20_Link">Eigen States<text:tab/>12</text:a></text:p>
          <text:p text:style-name="P58"><text:a xlink:type="simple" xlink:href="#__RefHeading___Toc70786_966181473%20Copy%204" text:style-name="Index_20_Link" text:visited-style-name="Index_20_Link">Hermitian Operators are Real<text:tab/>14</text:a></text:p>
          <text:p text:style-name="P59"><text:a xlink:type="simple" xlink:href="#__RefHeading___Toc92893_966181473" text:style-name="Index_20_Link" text:visited-style-name="Index_20_Link">Theorem I<text:tab/>14</text:a></text:p>
          <text:p text:style-name="P59"><text:a xlink:type="simple" xlink:href="#__RefHeading___Toc70786_966181473%20Copy%205" text:style-name="Index_20_Link" text:visited-style-name="Index_20_Link">Theorem II<text:tab/>15</text:a></text:p>
          <text:p text:style-name="P59"><text:a xlink:type="simple" xlink:href="#__RefHeading___Toc70786_966181473%20Copy%206" text:style-name="Index_20_Link" text:visited-style-name="Index_20_Link">Theorem III<text:tab/>16</text:a></text:p>
          <text:p text:style-name="P58"><text:a xlink:type="simple" xlink:href="#__RefHeading___Toc70786_966181473%20Copy%207" text:style-name="Index_20_Link" text:visited-style-name="Index_20_Link">Born Interpretation<text:tab/>17</text:a></text:p>
          <text:p text:style-name="P58"><text:a xlink:type="simple" xlink:href="#__RefHeading___Toc70786_966181473%20Copy%208" text:style-name="Index_20_Link" text:visited-style-name="Index_20_Link">Eigen States of Position<text:tab/>18</text:a></text:p>
          <text:p text:style-name="P58"><text:a xlink:type="simple" xlink:href="#__RefHeading___Toc70786_966181473%20Copy%209" text:style-name="Index_20_Link" text:visited-style-name="Index_20_Link">Eigen States of Momentum<text:tab/>19</text:a></text:p>
          <text:p text:style-name="P58"><text:a xlink:type="simple" xlink:href="#__RefHeading___Toc70786_966181473" text:style-name="Index_20_Link" text:visited-style-name="Index_20_Link">Eigen States of Energy, V(x) = 0<text:tab/>21</text:a></text:p>
          <text:p text:style-name="P58"><text:a xlink:type="simple" xlink:href="#__RefHeading___Toc70798_966181473" text:style-name="Index_20_Link" text:visited-style-name="Index_20_Link">Commutators<text:tab/>23</text:a></text:p>
          <text:p text:style-name="P58"><text:a xlink:type="simple" xlink:href="#__RefHeading___Toc70788_966181473" text:style-name="Index_20_Link" text:visited-style-name="Index_20_Link">Commutator Theorem<text:tab/>25</text:a></text:p>
          <text:p text:style-name="P58"><text:a xlink:type="simple" xlink:href="#__RefHeading___Toc70790_966181473" text:style-name="Index_20_Link" text:visited-style-name="Index_20_Link">Generalized Uncertainty<text:tab/>27</text:a></text:p>
          <text:p text:style-name="P58"><text:a xlink:type="simple" xlink:href="#__RefHeading___Toc70792_966181473" text:style-name="Index_20_Link" text:visited-style-name="Index_20_Link">Time Energy Uncertainty<text:tab/>30</text:a></text:p>
          <text:p text:style-name="P58"><text:a xlink:type="simple" xlink:href="#__RefHeading___Toc93028_966181473" text:style-name="Index_20_Link" text:visited-style-name="Index_20_Link">Time to Change Position (x1 .. x2)<text:tab/>32</text:a></text:p>
        </text:index-body>
      </text:table-of-content>
      <text:p text:style-name="P10"/>
      <text:p text:style-name="P10"/>
      <text:h text:style-name="P60" text:outline-level="1"><text:bookmark-start text:name="__RefHeading___Toc70783_966181473"/>Introduction<text:bookmark-end text:name="__RefHeading___Toc70783_966181473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Operator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Standard">x~ .. is the position operato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Standard">p~ .. is the momentum operato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Standard">H~ .. is the energy operato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4">Eigen Functions / State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Ox (x0) .. eigen function of position (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Op (p0) .. eigen function of momentum (p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Oe (E) .. eigen function of energy (E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Operator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Ox (x0) = δ (x - x0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Op (p0) = 1/sqr (2 PI h-bar) exp (i p0 x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Oe (E) = -h-bar^2 / 2m [d/dx]^2 + V (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4">Probability of the Eigen State O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Standard">Px (x0) = | &lt; Ox (x0) | w &gt;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<text:s/>= | w (x0)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3">P<text:span text:style-name="T1">p</text:span> (<text:span text:style-name="T1">p</text:span>0) = | &lt; O<text:span text:style-name="T1">p</text:span> (<text:span text:style-name="T1">p</text:span>0) | w &gt;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<text:s/>= | 1/sqr (2 PI h-bar) F (p0)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3">P<text:span text:style-name="T1">e</text:span> (<text:span text:style-name="T1">E</text:span>) = | &lt; O<text:span text:style-name="T1">e</text:span> (<text:span text:style-name="T1">E</text:span>) | w &gt;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<text:s/>= | a [n]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Eigen Value Equation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x~ Ox (x0) = x0 Ox (x0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p~ Op (p0) = p0 Op (p0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H~ Oe (E) = E[n] Oe (E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Eigen Value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x0 .. initial position (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p0 .. initial momentum (p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E[n] .. nth energy (E) value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/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Fourier Transformatio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f (p0) = Integration O (x) exp (-i p0 x / h-bar) dx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Discrete vs Continuous Range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x = [ oo .. oo ]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&lt; Ox (x1) | Ox (x2) &g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<text:s/>= Integrate δ (x - x1) δ (x - x2) dx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<text:s/>= δ (x1 - x2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p = [ oo .. oo ]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&lt; Op (p1) | Op (p2) &g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<text:s/>= Integrate (1 / 2 PI h-bar) </text:p>
            <text:p text:style-name="P13"><text:s text:c="7"/>exp (i (p1 x / h-bar) exp (-i (p2 x / h-ba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<text:s/>= Integrate (1 / 2 PI h-bar) exp (i (p1 - p2 x / h-bar)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<text:s/>= δ (p1 - p2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5">E [n] = { integers }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>&lt; Oe (E [n]) | Oe (E [m]) &gt; = δ [m, n]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/>
          </table:table-cell>
        </table:table-row>
      </table:table>
      <text:p text:style-name="Standard"/>
      <text:p text:style-name="P10"/>
      <text:h text:style-name="P61" text:outline-level="1"/>
      <text:h text:style-name="P63" text:outline-level="1"><text:bookmark-start text:name="__RefHeading___Toc92889_966181473"/>Observables<text:bookmark-end text:name="__RefHeading___Toc92889_966181473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An operator changes one wave function (w1) into a new wave function (w2)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| <text:span text:style-name="T16">F</text:span>2 &gt; = <text:span text:style-name="T16">A</text:span> | <text:span text:style-name="T16">F</text:span>1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pan text:style-name="T16">F</text:span>2 (x) = <text:span text:style-name="T16">A</text:span>~ <text:span text:style-name="T16">F</text:span>1 (x)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29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Do not confuse this notation with the sum of wave functions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w = w1 + w2 + w3 .. 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w = Sum [n] w [n]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29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3">Properties of Operators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pan text:style-name="T16">A</text:span> { <text:span text:style-name="T16">c1</text:span> | <text:span text:style-name="T16">F</text:span>1 &gt; + <text:span text:style-name="T16">c2</text:span> | <text:span text:style-name="T16">F</text:span>2 &gt; } = <text:span text:style-name="T16">c1</text:span> <text:span text:style-name="T16">A</text:span> |<text:span text:style-name="T16"> F</text:span>1 &gt; + <text:span text:style-name="T16">c2</text:span> <text:span text:style-name="T16">A</text:span> | <text:span text:style-name="T16">F</text:span>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Examples .. of Operators acting on the wave function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pan text:style-name="T16">A</text:span> <text:span text:style-name="T16">w </text:span>(x) = c w (x)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pan text:style-name="T16">A</text:span> w<text:span text:style-name="T16"> </text:span>(x) = F (x) w (x)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pan text:style-name="T16">A</text:span> w<text:span text:style-name="T16"> </text:span>(x) = [d/dx] w (x)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pan text:style-name="T16">A</text:span> w<text:span text:style-name="T16"> </text:span>(x) = sqr ( w (x) )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Recall .. Matrix Operations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Ax = b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4">M A != A M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5">U+ U = U U+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5">U+ U = I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5">U U+ = I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5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6">(A*)* = A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6">(KA)* = K*A*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6">(A + B) = A* + B*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6">(AB) = B* A*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6">A^-1 = A*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46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Hermitian Operators .. O = O+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<text:span text:style-name="T16">A</text:span>&gt; = &lt; w1 | <text:span text:style-name="T16">A</text:span> | w2 &gt;</text:p>
          </table:table-cell>
        </table:table-row>
        <text:soft-page-break/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w1* <text:span text:style-name="T16">A</text:span>~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<text:span text:style-name="T16">A</text:span>+ 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<text:span text:style-name="T16">A</text:span>+ | w1 | w2 &gt; 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Integrate <text:span text:style-name="T16">w</text:span>1* <text:span text:style-name="T16">A</text:span>~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<text:span text:style-name="T16">A</text:span>+ <text:span text:style-name="T16">w</text:span>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( Integrate w1* <text:span text:style-name="T16">A</text:span>~ w2 dx )*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w1* <text:span text:style-name="T16">A</text:span>+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 w | <text:span text:style-name="T16">A</text:span> | w &gt;* = &lt; w | <text:span text:style-name="T16">A</text:span>+ | w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 w | <text:span text:style-name="T16">A</text:span> | w &gt;* = &lt; w | <text:span text:style-name="T16">A</text:span> | w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 w | <text:span text:style-name="T16">A</text:span> | w &gt; = &lt; w | <text:span text:style-name="T16">A</text:span>+ | w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Example .. <text:span text:style-name="T16">A</text:span> = F (x)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<text:span text:style-name="T16">A</text:span>&gt; = &lt; w1 | <text:span text:style-name="T16">A</text:span> 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w1 | F 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w1* F (x)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F (x)* 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F* | w1 | w2 &gt; 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Example .. O = [d/dx]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<text:span text:style-name="T16">A</text:span>&gt; = &lt; w1 | <text:span text:style-name="T16">A</text:span> 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w1 | [d/dx] 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w1* [d/dx]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[d/dx]* 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<text:span text:style-name="T2">-</text:span> [d/dx] 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[d/dx]* | w1 | w2 &gt; 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- [d/dx] | w1 | w2 &gt; 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Note .. [d/dx]* = - [d/dx]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Example .. <text:span text:style-name="T16">A</text:span> is the momentum (p) operator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<text:span text:style-name="T16">A</text:span>&gt; = &lt; w1 | <text:span text:style-name="T16">A</text:span> 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w1 | p~ <text:s/>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w1 | [d/dx] i h-bar <text:s/>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w1* ( <text:span text:style-name="T2">[d/dx] i h-bar </text:span>)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2">( i h-bar )</text:span> Integrate w1* <text:span text:style-name="T2">[d/dx]</text:span> w2 dx</text:p>
          </table:table-cell>
        </table:table-row>
        <text:soft-page-break/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5">( i h-bar ) </text:span>Integrate <text:s/>(<text:span text:style-name="T2">[d/dx]*</text:span> 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5">( i h-bar ) </text:span>Integrate <text:s/>(<text:span text:style-name="T2">- [d/dx]</text:span> 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<text:span text:style-name="T2">- [d/dx]</text:span> <text:span text:style-name="T5">( i h-bar ) </text:span>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<text:span text:style-name="T2">p+</text:span><text:span text:style-name="T5"> </text:span>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p+ | w1 | w2 &gt; 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Example .. <text:span text:style-name="T16">A</text:span> is the Energy (H) operator, V (x) = 0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<text:span text:style-name="T16">A</text:span>&gt; = &lt; w1 | <text:span text:style-name="T16">A</text:span> 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w1 | H~ <text:s/>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w1 | <text:s/>- h-bar^2 / 2m [d/dx]^2 <text:s/>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w1* (<text:span text:style-name="T2"> - h-bar^2 / 2m [d/dx]^2 </text:span>)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2">( - h-bar^2 / 2m )</text:span> Integrate w1* <text:span text:style-name="T2">[d/dx]^2</text:span>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5">( - h-bar^2 / 2m ) </text:span>Integrate <text:s/>( <text:span text:style-name="T2">( [d/dx]^2 )*</text:span> 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5">( - h-bar^2 / 2m ) </text:span>Integrate <text:s/>( <text:span text:style-name="T2">[d/dx]^2</text:span> 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 <text:span text:style-name="T2">[d/dx]^2</text:span> <text:span text:style-name="T5">( - h-bar^2 / 2m ) </text:span>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H<text:span text:style-name="T2">+</text:span><text:span text:style-name="T5"> </text:span>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H+ | w1 | w2 &gt; 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34">Example .. <text:span text:style-name="T16">A</text:span> is the Energy (H) operator, V (x) != 0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&lt;<text:span text:style-name="T16">A</text:span>&gt; = &lt; w1 |<text:span text:style-name="T16"> A</text:span> 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w1 | H~ <text:s/>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w1 | <text:s/>- h-bar^2 / 2m [d/dx]^2 + V | w2 &gt;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w1* (<text:span text:style-name="T2"> - h-bar^2 / 2m [d/dx]^2 </text:span>) w2 dx</text:p>
            <text:p text:style-name="P14"><text:s/>+ Integrate w1* <text:span text:style-name="T2">V</text:span> w2 dx</text:p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2">( - h-bar^2 / 2m )</text:span> Integrate w1* <text:span text:style-name="T2">[d/dx]^2</text:span> w2 dx</text:p>
            <text:p text:style-name="P14"><text:s/>+ Integrate w1* V w2 dx</text:p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5">( - h-bar^2 / 2m ) </text:span>Integrate <text:s/>( <text:span text:style-name="T2">( [d/dx]^2 )*</text:span> w1)* w2 dx</text:p>
            <text:p text:style-name="P14"><text:s/>+ Integrate ( <text:span text:style-name="T2">V</text:span> w1)* w2 dx</text:p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<text:span text:style-name="T5">( - h-bar^2 / 2m ) </text:span>Integrate <text:s/>( <text:span text:style-name="T2">[d/dx]^2</text:span> w1)* w2 dx</text:p>
            <text:p text:style-name="P14"><text:s/>+ Integrate ( <text:span text:style-name="T2">V</text:span> w1)* w2 dx</text:p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 <text:span text:style-name="T2">[d/dx]^2</text:span> <text:span text:style-name="T5">( - h-bar^2 / 2m ) </text:span>w1)* w2 dx</text:p>
            <text:p text:style-name="P14"><text:s/>+ Integrate ( <text:span text:style-name="T2">V</text:span> w1)* w2 dx</text:p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 <text:span text:style-name="T2">[d/dx]^2 </text:span><text:span text:style-name="T5">( - h-bar^2 / 2m</text:span><text:span text:style-name="T2"> + V</text:span><text:span text:style-name="T5">) </text:span>w1)* w2 dx</text:p>
            <text:p text:style-name="P14"><text:soft-page-break/>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Integrate <text:s/>(H<text:span text:style-name="T2">+</text:span><text:span text:style-name="T5"> </text:span>w1)* w2 dx</text:p>
          </table:table-cell>
        </table:table-row>
        <table:table-row table:style-name="Table13.1">
          <table:table-cell table:style-name="Table13.A1" office:value-type="string">
            <text:p text:style-name="P4"/>
          </table:table-cell>
          <table:table-cell table:style-name="Table13.B1" office:value-type="string">
            <text:p text:style-name="P14"><text:s/>= &lt; H+ | w1 | w2 &gt; </text:p>
          </table:table-cell>
        </table:table-row>
      </table:table>
      <text:h text:style-name="P60" text:outline-level="1"><text:bookmark-start text:name="__RefHeading___Toc70786_966181473 Copy 1"/>Matrix Representation<text:bookmark-end text:name="__RefHeading___Toc70786_966181473 Copy 1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34">A Hermitian conjugate is the transpose complex conjugate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4">M+ = ( transpose (M) )*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29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4">M+ [i, j] = M* [j, i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29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4">(M+ u ) · v = u · M v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29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<text:s/>= Sum [i] ( Sum [j] <text:s/>M+ [i j] u [j] )* v [i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29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<text:s/>= Sum [i] ( Sum [j] <text:s/><text:span text:style-name="T2">M* [j i]</text:span> u [j] )* v [i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<text:s/>= Sum [i] Sum [j] <text:s text:c="2"/><text:span text:style-name="T2">u* [j] </text:span><text:s/>M [j i] <text:s/>v [i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29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<text:s/>= <text:span text:style-name="T1">u · M v</text:span>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36">If M is Hermition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M+ = M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M =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<text:s/>= [ a <text:s text:c="7"/>b + ic 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<text:s/>= [ b - ic <text:s text:c="5"/>d <text:s text:c="3"/>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36">Eigen Values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M v = λ v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M v [n] = λ [n] v [n] 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36">Fourier Transformation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<text:span text:style-name="T16">A</text:span>~ f (x) = Integrate <text:span text:style-name="T16">A</text:span> (x,y) f (y) dy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M [n, m] = e [n] <text:span text:style-name="T1">·</text:span> M e [m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e1 = [1 0 0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e2 = [0 1 0]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>e3 = [0 0 1]</text:p>
          </table:table-cell>
        </table:table-row>
        <text:soft-page-break/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5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5">Ox (x0) = δ (x - x0)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5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7">O (x1, x2) = &lt; Ox (x1) | <text:span text:style-name="T16">A</text:span> | Ox (x2) &gt;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3"><text:s/>= Integrate δ (x - x1) <text:span text:style-name="T16">A</text:span><text:span text:style-name="T9">~ </text:span>δ (x - x2) dx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3"><text:s/>= <text:span text:style-name="T16">A</text:span><text:span text:style-name="T9">~ </text:span>δ (x1 - x2)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7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3">&lt; Op (p1) | Op (p2) &gt;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5"><text:s/>= Integrate <text:span text:style-name="T3">O (x, y)</text:span><text:span text:style-name="T9"> f (y) dy</text:span>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5"><text:s/>= Integrate <text:span text:style-name="T16">A</text:span><text:span text:style-name="T3">~ </text:span><text:span text:style-name="T2">δ (x1 - x2)</text:span><text:span text:style-name="T9"> f (y) dy</text:span>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5"><text:s/>= <text:span text:style-name="T16">A</text:span><text:span text:style-name="T3">~ </text:span>Integrate <text:span text:style-name="T2">δ (x1 - x2)</text:span><text:span text:style-name="T9"> f (y) dy</text:span>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5"><text:s/>= <text:span text:style-name="T16">A</text:span><text:span text:style-name="T3">~ </text:span><text:span text:style-name="T9">f (y) </text:span>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7"><text:span text:style-name="T16">A</text:span>+ (x, y) = <text:span text:style-name="T16">A</text:span>* (y, x)</text:p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35"/>
          </table:table-cell>
        </table:table-row>
        <table:table-row table:style-name="Table14.1">
          <table:table-cell table:style-name="Table14.A1" office:value-type="string">
            <text:p text:style-name="P4"/>
          </table:table-cell>
          <table:table-cell table:style-name="Table14.B1" office:value-type="string">
            <text:p text:style-name="P13"/>
          </table:table-cell>
        </table:table-row>
      </table:table>
      <text:h text:style-name="P64" text:outline-level="1"/>
      <text:h text:style-name="P65" text:outline-level="1"><text:bookmark-start text:name="__RefHeading___Toc92891_966181473"/>Unitary Matrixes <text:bookmark-end text:name="__RefHeading___Toc92891_966181473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U = 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<text:s/>= [ <text:span text:style-name="T16">c</text:span>0 + i <text:span text:style-name="T16">c</text:span>3 <text:s/>| <text:span text:style-name="T16">c</text:span>2 + i <text:span text:style-name="T16">c</text:span>1 ] <text:s/>exp (i θ)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<text:s/>= [ -<text:span text:style-name="T16">c</text:span>2 + i <text:span text:style-name="T16">c</text:span>1 | <text:span text:style-name="T16">c</text:span>0 - i <text:span text:style-name="T16">c</text:span>3 ]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5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<text:span text:style-name="T16">c</text:span>0^2 + <text:span text:style-name="T16">c</text:span>1^2 + <text:span text:style-name="T16">c</text:span>2^2 + <text:span text:style-name="T16">c</text:span>3^2 = 1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5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>U+ = U^-1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U U+ = 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<text:s/>= [ 1 0 ]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<text:s/>= [ 0 1 ]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( U v ) · (U w) = v · U+ U w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<text:s/>= v · U^-1 U w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<text:s/>= v · I w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><text:s/>= v · w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7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37">Evolution Operator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>U (t) = exp (-i H~ t / h-bar)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><text:s/>= Sum [n] 1/n! (-i t / h-bar)^n H^n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>w (x, t) = O(x) T(t)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>O (x) = exp (i p x / h-bar)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>T (t) = exp (-i H~ t / h-bar)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38">Using Schroedinger's Equation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9">[d/dt] T (t) = -i / h-bar H~ T (t)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9">[d/dt] <text:span text:style-name="T10">exp (-i H~ t / h-bar)</text:span> = -i / h-bar H~ <text:span text:style-name="T10">exp (-i H~ t / h-bar)</text:span>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9">[d/dt] U(t) = -i / h-bar H~ U (t)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/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38">Using Matrix Operations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9">&lt; U<text:span text:style-name="T16">A</text:span> | Uw &gt; = &lt; <text:span text:style-name="T16">A</text:span> | U+ U | w &gt;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9"><text:s/>= &lt; <text:span text:style-name="T16">A</text:span> | I | w &gt;</text:p>
          </table:table-cell>
        </table:table-row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19"><text:s/>= &lt; <text:span text:style-name="T16">A</text:span> | w &gt;</text:p>
          </table:table-cell>
        </table:table-row>
        <text:soft-page-break/>
        <table:table-row table:style-name="Table15.1">
          <table:table-cell table:style-name="Table15.A1" office:value-type="string">
            <text:p text:style-name="P5"/>
          </table:table-cell>
          <table:table-cell table:style-name="Table15.B1" office:value-type="string">
            <text:p text:style-name="P47"/>
          </table:table-cell>
        </table:table-row>
      </table:table>
      <text:h text:style-name="P66" text:outline-level="1"><text:bookmark-start text:name="__RefHeading___Toc70786_966181473 Copy 3"/>Eigen States <text:bookmark-end text:name="__RefHeading___Toc70786_966181473 Copy 3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40">[M - λI]<text:span text:style-name="T11"> </text:span>a</text:p>
          </table:table-cell>
        </table:table-row>
        <table:table-row table:style-name="Table16.1">
          <table:table-cell table:style-name="Table16.A1" office:value-type="string">
            <text:p text:style-name="P7">1</text:p>
          </table:table-cell>
          <table:table-cell table:style-name="Table16.B1" office:value-type="string">
            <text:p text:style-name="P48">I</text:p>
          </table:table-cell>
        </table:table-row>
        <table:table-row table:style-name="Table16.1">
          <table:table-cell table:style-name="Table16.A1" office:value-type="string">
            <text:p text:style-name="P7">2</text:p>
          </table:table-cell>
          <table:table-cell table:style-name="Table16.B1" office:value-type="string">
            <text:p text:style-name="P51"><text:s/>= [ <text:span text:style-name="T12">1</text:span><text:span text:style-name="T13"> </text:span><text:span text:style-name="T12"><text:s/>0</text:span> ]</text:p>
          </table:table-cell>
        </table:table-row>
        <table:table-row table:style-name="Table16.1">
          <table:table-cell table:style-name="Table16.A1" office:value-type="string">
            <text:p text:style-name="P7">3</text:p>
          </table:table-cell>
          <table:table-cell table:style-name="Table16.B1" office:value-type="string">
            <text:p text:style-name="P51"><text:s/>= [ <text:span text:style-name="T12">0 <text:s/></text:span><text:span text:style-name="T14">I</text:span><text:span text:style-name="T12"> </text:span>]</text:p>
          </table:table-cell>
        </table:table-row>
        <table:table-row table:style-name="Table16.1"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31"/>
          </table:table-cell>
        </table:table-row>
        <table:table-row table:style-name="Table16.1"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40">λI</text:p>
          </table:table-cell>
        </table:table-row>
        <table:table-row table:style-name="Table16.1">
          <table:table-cell table:style-name="Table16.A1" office:value-type="string">
            <text:p text:style-name="P7">4</text:p>
          </table:table-cell>
          <table:table-cell table:style-name="Table16.B1" office:value-type="string">
            <text:p text:style-name="P52"><text:s/>= [ <text:span text:style-name="T14">λ</text:span><text:span text:style-name="T13"> </text:span><text:span text:style-name="T12"><text:s/>0</text:span> ]</text:p>
          </table:table-cell>
        </table:table-row>
        <table:table-row table:style-name="Table16.1">
          <table:table-cell table:style-name="Table16.A1" office:value-type="string">
            <text:p text:style-name="P7">5</text:p>
          </table:table-cell>
          <table:table-cell table:style-name="Table16.B1" office:value-type="string">
            <text:p text:style-name="P52"><text:s/>= [ <text:span text:style-name="T12">0 <text:s/></text:span><text:span text:style-name="T14">λ</text:span><text:span text:style-name="T12"> </text:span>]</text:p>
          </table:table-cell>
        </table:table-row>
        <table:table-row table:style-name="Table16.1"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31"/>
          </table:table-cell>
        </table:table-row>
        <table:table-row table:style-name="Table16.1"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40">[M - λI]</text:p>
          </table:table-cell>
        </table:table-row>
        <table:table-row table:style-name="Table16.1">
          <table:table-cell table:style-name="Table16.A1" office:value-type="string">
            <text:p text:style-name="P7">6</text:p>
          </table:table-cell>
          <table:table-cell table:style-name="Table16.B1" office:value-type="string">
            <text:p text:style-name="P52"><text:s/>= [ <text:span text:style-name="T12">1</text:span><text:span text:style-name="T13"> </text:span><text:span text:style-name="T12"><text:s/>0</text:span> ]<text:span text:style-name="T14"> - </text:span>[ <text:span text:style-name="T14">λ</text:span><text:span text:style-name="T13"> </text:span><text:span text:style-name="T12"><text:s/>0</text:span> ]</text:p>
          </table:table-cell>
        </table:table-row>
        <table:table-row table:style-name="Table16.1">
          <table:table-cell table:style-name="Table16.A1" office:value-type="string">
            <text:p text:style-name="P7">7</text:p>
          </table:table-cell>
          <table:table-cell table:style-name="Table16.B1" office:value-type="string">
            <text:p text:style-name="P52"><text:s/>= [ <text:span text:style-name="T12">0 <text:s/></text:span><text:span text:style-name="T14">I</text:span><text:span text:style-name="T12"> </text:span>]<text:span text:style-name="T14"> - </text:span><text:s/>[ <text:span text:style-name="T12">0 <text:s/></text:span><text:span text:style-name="T14">λ</text:span><text:span text:style-name="T12"> </text:span>]</text:p>
          </table:table-cell>
        </table:table-row>
        <table:table-row table:style-name="Table16.1"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31"/>
          </table:table-cell>
        </table:table-row>
        <table:table-row table:style-name="Table16.1">
          <table:table-cell table:style-name="Table16.A1" office:value-type="string">
            <text:p text:style-name="P7">8</text:p>
          </table:table-cell>
          <table:table-cell table:style-name="Table16.B1" office:value-type="string">
            <text:p text:style-name="P52"><text:s/>= [ <text:span text:style-name="T12">1</text:span><text:span text:style-name="T14">- λ</text:span><text:span text:style-name="T13"> </text:span><text:span text:style-name="T12"><text:s/></text:span><text:span text:style-name="T14"><text:s text:c="4"/></text:span><text:span text:style-name="T12">0</text:span> ]</text:p>
          </table:table-cell>
        </table:table-row>
        <table:table-row table:style-name="Table16.1">
          <table:table-cell table:style-name="Table16.A1" office:value-type="string">
            <text:p text:style-name="P7">9</text:p>
          </table:table-cell>
          <table:table-cell table:style-name="Table16.B1" office:value-type="string">
            <text:p text:style-name="P52"><text:s/>= [ <text:span text:style-name="T12">0 <text:s/></text:span><text:span text:style-name="T14"><text:s text:c="5"/>1</text:span><text:span text:style-name="T12"> </text:span><text:span text:style-name="T14">- λ</text:span>]<text:span text:style-name="T14"> </text:span></text:p>
          </table:table-cell>
        </table:table-row>
        <table:table-row table:style-name="Table16.1"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31"/>
          </table:table-cell>
        </table:table-row>
        <table:table-row table:style-name="Table16.1">
          <table:table-cell table:style-name="Table16.A1" office:value-type="string">
            <text:p text:style-name="P7">10</text:p>
          </table:table-cell>
          <table:table-cell table:style-name="Table16.B1" office:value-type="string">
            <text:p text:style-name="P48">det | M - λI | = 0</text:p>
          </table:table-cell>
        </table:table-row>
        <table:table-row table:style-name="Table16.1">
          <table:table-cell table:style-name="Table16.A1" office:value-type="string">
            <text:p text:style-name="P50">11</text:p>
          </table:table-cell>
          <table:table-cell table:style-name="Table16.B1" office:value-type="string">
            <text:p text:style-name="P48"><text:s/>= (<text:span text:style-name="T12">1</text:span>- λ)(<text:span text:style-name="T12">1</text:span>- λ) + 0 = 0</text:p>
          </table:table-cell>
        </table:table-row>
        <table:table-row table:style-name="Table16.1">
          <table:table-cell table:style-name="Table16.A1" office:value-type="string">
            <text:p text:style-name="P50">12</text:p>
          </table:table-cell>
          <table:table-cell table:style-name="Table16.B1" office:value-type="string">
            <text:p text:style-name="P48"><text:s/>= (<text:span text:style-name="T12">1</text:span>- λ)^2 = 0</text:p>
          </table:table-cell>
        </table:table-row>
        <table:table-row table:style-name="Table16.1"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7">1<text:span text:style-name="T14">3</text:span></text:p>
          </table:table-cell>
          <table:table-cell table:style-name="Table16.B1" office:value-type="string">
            <text:p text:style-name="P49">λ<text:span text:style-name="T15"> = 1</text:span>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39">Zero Uncertainty 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(Δx)^2 = 0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(x - &lt;x&gt;)^2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&lt; O | <text:span text:style-name="T2">(x - &lt;x&gt;)^</text:span>2 | O &gt;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D~ = (x - &lt;x&gt;)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(x - λ)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(Δx)^2 = &lt; O1 | (x - &lt;x&gt;)^2 | O1 &gt;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&lt; O1 | (<text:span text:style-name="T2">D~</text:span>)^2 | O1 &gt;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&lt; O1 | <text:span text:style-name="T2">D D </text:span>| O1 &gt;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&lt; <text:span text:style-name="T2">D</text:span> O1 | <text:span text:style-name="T2">D</text:span> O1 &gt;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&lt; <text:span text:style-name="T2">O2</text:span> | <text:span text:style-name="T2">O2</text:span> &gt;</text:p>
          </table:table-cell>
        </table:table-row>
        <text:soft-page-break/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Integrate O2* O2 dx 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O2 (x) = D~ O1 (x)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ΔO = 0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(ΔO)^2 = Integrate O2* O2 dx 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O2* (x) O2 (x) &gt;= 0 for all (x)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O2 (x) = 0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D~ O1 (x)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<text:s/>= [O~ - λ] O1 (x)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>O~ O(x) = <text:s/>λ O (x)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office:value-type="string">
            <text:p text:style-name="P20"/>
          </table:table-cell>
        </table:table-row>
      </table:table>
      <text:h text:style-name="P67" text:outline-level="1"><text:bookmark-start text:name="__RefHeading___Toc70786_966181473 Copy 4"/>Hermitian Operators are Real <text:bookmark-end text:name="__RefHeading___Toc70786_966181473 Copy 4"/></text:h>
      <text:h text:style-name="Heading_20_2" text:outline-level="2"><text:bookmark-start text:name="__RefHeading___Toc92893_966181473"/>Theorem <text:span text:style-name="T18">I</text:span><text:bookmark-end text:name="__RefHeading___Toc92893_966181473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/>
          </table:table-cell>
          <table:table-cell table:style-name="Table17.B1" office:value-type="string">
            <text:p text:style-name="P21">&lt; w | A | w &gt; .. is real</text:p>
          </table:table-cell>
        </table:table-row>
        <table:table-row table:style-name="Table17.1">
          <table:table-cell table:style-name="Table17.A1" office:value-type="string">
            <text:p text:style-name="P8"/>
          </table:table-cell>
          <table:table-cell table:style-name="Table17.B1" office:value-type="string">
            <text:p text:style-name="P32"/>
          </table:table-cell>
        </table:table-row>
        <table:table-row table:style-name="Table17.1">
          <table:table-cell table:style-name="Table17.A1" office:value-type="string">
            <text:p text:style-name="P8"/>
          </table:table-cell>
          <table:table-cell table:style-name="Table17.B1" office:value-type="string">
            <text:p text:style-name="P21">&lt; O [n] | A | O [n] &gt; = λ [n] &lt; O [n] | O [n] &gt;</text:p>
          </table:table-cell>
        </table:table-row>
        <table:table-row table:style-name="Table17.1">
          <table:table-cell table:style-name="Table17.A1" office:value-type="string">
            <text:p text:style-name="P8"/>
          </table:table-cell>
          <table:table-cell table:style-name="Table17.B1" office:value-type="string">
            <text:p text:style-name="P32"/>
          </table:table-cell>
        </table:table-row>
        <table:table-row table:style-name="Table17.1">
          <table:table-cell table:style-name="Table17.A1" office:value-type="string">
            <text:p text:style-name="P8"/>
          </table:table-cell>
          <table:table-cell table:style-name="Table17.B1" office:value-type="string">
            <text:p text:style-name="P32"/>
          </table:table-cell>
        </table:table-row>
        <table:table-row table:style-name="Table17.1">
          <table:table-cell table:style-name="Table17.A1" office:value-type="string">
            <text:p text:style-name="P8"/>
          </table:table-cell>
          <table:table-cell table:style-name="Table17.B1" office:value-type="string">
            <text:p text:style-name="P32"/>
          </table:table-cell>
        </table:table-row>
      </table:table>
      <text:h text:style-name="P72" text:outline-level="2"><text:bookmark-start text:name="__RefHeading___Toc70786_966181473 Copy 5"/>Theorem II<text:bookmark-end text:name="__RefHeading___Toc70786_966181473 Copy 5"/></text:h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8"/>
          </table:table-cell>
          <table:table-cell table:style-name="Table18.B1" office:value-type="string">
            <text:p text:style-name="P21">&lt; O [n] | A | O [n] &gt; = <text:s/>&lt; A | O [n] | O [n] &gt;</text:p>
          </table:table-cell>
        </table:table-row>
        <table:table-row table:style-name="Table18.1">
          <table:table-cell table:style-name="Table18.A1" office:value-type="string">
            <text:p text:style-name="P8"/>
          </table:table-cell>
          <table:table-cell table:style-name="Table18.B1" office:value-type="string">
            <text:p text:style-name="P32"/>
          </table:table-cell>
        </table:table-row>
        <table:table-row table:style-name="Table18.1">
          <table:table-cell table:style-name="Table18.A1" office:value-type="string">
            <text:p text:style-name="P8"/>
          </table:table-cell>
          <table:table-cell table:style-name="Table18.B1" office:value-type="string">
            <text:p text:style-name="P21">&lt; O [n] | λ [n] <text:s/>| O [n] &gt; = &lt;λ [n] | O [n] | O [n] &gt;</text:p>
          </table:table-cell>
        </table:table-row>
        <table:table-row table:style-name="Table18.1">
          <table:table-cell table:style-name="Table18.A1" office:value-type="string">
            <text:p text:style-name="P8"/>
          </table:table-cell>
          <table:table-cell table:style-name="Table18.B1" office:value-type="string">
            <text:p text:style-name="P32"/>
          </table:table-cell>
        </table:table-row>
        <table:table-row table:style-name="Table18.1">
          <table:table-cell table:style-name="Table18.A1" office:value-type="string">
            <text:p text:style-name="P8"/>
          </table:table-cell>
          <table:table-cell table:style-name="Table18.B1" office:value-type="string">
            <text:p text:style-name="P21">λ [n] &lt; O [n] | O [n] &gt; = λ* [n] &lt; O [n] | O [n] &gt;</text:p>
          </table:table-cell>
        </table:table-row>
        <table:table-row table:style-name="Table18.1">
          <table:table-cell table:style-name="Table18.A1" office:value-type="string">
            <text:p text:style-name="P8"/>
          </table:table-cell>
          <table:table-cell table:style-name="Table18.B1" office:value-type="string">
            <text:p text:style-name="P32"/>
          </table:table-cell>
        </table:table-row>
        <table:table-row table:style-name="Table18.1">
          <table:table-cell table:style-name="Table18.A1" office:value-type="string">
            <text:p text:style-name="P8"/>
          </table:table-cell>
          <table:table-cell table:style-name="Table18.B1" office:value-type="string">
            <text:p text:style-name="P21">λ [n] &lt; O [n] | O [n] &gt; = λ [n] &lt; O [n] | O [n] &gt;</text:p>
          </table:table-cell>
        </table:table-row>
        <table:table-row table:style-name="Table18.1">
          <table:table-cell table:style-name="Table18.A1" office:value-type="string">
            <text:p text:style-name="P8"/>
          </table:table-cell>
          <table:table-cell table:style-name="Table18.B1" office:value-type="string">
            <text:p text:style-name="P21"/>
          </table:table-cell>
        </table:table-row>
      </table:table>
      <text:h text:style-name="P72" text:outline-level="2"><text:bookmark-start text:name="__RefHeading___Toc70786_966181473 Copy 6"/>Theorem III<text:bookmark-end text:name="__RefHeading___Toc70786_966181473 Copy 6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"/>
          </table:table-cell>
          <table:table-cell table:style-name="Table19.B1" office:value-type="string">
            <text:p text:style-name="P21">w (x) = Sum [n] <text:s/>c [n] O [n] (x)</text:p>
          </table:table-cell>
        </table:table-row>
        <table:table-row table:style-name="Table19.1">
          <table:table-cell table:style-name="Table19.A1" office:value-type="string">
            <text:p text:style-name="P8"/>
          </table:table-cell>
          <table:table-cell table:style-name="Table19.B1" office:value-type="string">
            <text:p text:style-name="P32"/>
          </table:table-cell>
        </table:table-row>
        <table:table-row table:style-name="Table19.1">
          <table:table-cell table:style-name="Table19.A1" office:value-type="string">
            <text:p text:style-name="P8"/>
          </table:table-cell>
          <table:table-cell table:style-name="Table19.B1" office:value-type="string">
            <text:p text:style-name="P21">det (M - λ [n] I) = 0</text:p>
          </table:table-cell>
        </table:table-row>
        <table:table-row table:style-name="Table19.1">
          <table:table-cell table:style-name="Table19.A1" office:value-type="string">
            <text:p text:style-name="P8"/>
          </table:table-cell>
          <table:table-cell table:style-name="Table19.B1" office:value-type="string">
            <text:p text:style-name="P32"/>
          </table:table-cell>
        </table:table-row>
        <table:table-row table:style-name="Table19.1">
          <table:table-cell table:style-name="Table19.A1" office:value-type="string">
            <text:p text:style-name="P8"/>
          </table:table-cell>
          <table:table-cell table:style-name="Table19.B1" office:value-type="string">
            <text:p text:style-name="P32"/>
          </table:table-cell>
        </table:table-row>
        <table:table-row table:style-name="Table19.1">
          <table:table-cell table:style-name="Table19.A1" office:value-type="string">
            <text:p text:style-name="P8"/>
          </table:table-cell>
          <table:table-cell table:style-name="Table19.B1" office:value-type="string">
            <text:p text:style-name="P32"/>
          </table:table-cell>
        </table:table-row>
      </table:table>
      <text:h text:style-name="P67" text:outline-level="1"><text:bookmark-start text:name="__RefHeading___Toc70786_966181473 Copy 7"/>Born Interpretation<text:bookmark-end text:name="__RefHeading___Toc70786_966181473 Copy 7"/></text:h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&lt; O [n] | O [m] &gt; = δ [n, m]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32"/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P (λ [m]) = | &lt; O [m] | w &gt; |^2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32"/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&lt; w | = Sum [n] c* [n] &lt; O [n] |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| w &gt; = Sum [m] c [m] | O [m] &gt;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/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/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&lt;A&gt; = &lt; w [n] | w [m] &gt;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<text:s/>= &lt; c [n] O [n] | c [n] O [n] &gt;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<text:s/>= { <text:span text:style-name="T2">Sum [n] c* [n]</text:span> &lt; O [n] | } A { <text:span text:style-name="T2">Sum [m] c [m]</text:span> | O [m] &gt;}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<text:s/>= <text:span text:style-name="T2">Sum [n] <text:s/>Sum [m] c* [n] <text:s/>c [m] </text:span>&lt; O [n] | A | O [m] &gt;}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53"><text:s/>= Sum [n] <text:s/>Sum [m] c* [n] <text:s/>c [m] &lt; O [n] | <text:span text:style-name="T2">λ [m]</text:span> | O [m] &gt;}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53"><text:s/>= Sum [n] <text:s/>Sum [m] <text:span text:style-name="T2">λ [m]</text:span> c* [n] <text:s/>c [m] &lt; O [n] | O [m] &gt;}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53"><text:s/>= Sum [n] <text:s/>Sum [m] λ [m] c* [n] <text:s/>c [m] <text:span text:style-name="T2">δ [n, m]</text:span>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<text:s/>= <text:span text:style-name="T5">Sum [n] <text:s/>λ [n] c* [n] <text:s/>c [n]</text:span>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<text:s/>= <text:span text:style-name="T5">Sum [n] <text:s/>λ [n] | &lt; O [n] | w &gt; |^2</text:span>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/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&lt;A&gt; = Sum [n] A [n] P ( O [n] )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/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{ O [n] } = { <text:span text:style-name="T5">λ [n] </text:span>}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/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>P ( <text:span text:style-name="T5">λ [n]</text:span> ) = | &lt; O [n] | w &gt; |^2</text:p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/>
          </table:table-cell>
        </table:table-row>
        <table:table-row table:style-name="Table20.1">
          <table:table-cell table:style-name="Table20.A1" office:value-type="string">
            <text:p text:style-name="P8"/>
          </table:table-cell>
          <table:table-cell table:style-name="Table20.B1" office:value-type="string">
            <text:p text:style-name="P21"/>
          </table:table-cell>
        </table:table-row>
      </table:table>
      <text:h text:style-name="P67" text:outline-level="1"><text:bookmark-start text:name="__RefHeading___Toc70786_966181473 Copy 8"/>Eigen States of Position<text:bookmark-end text:name="__RefHeading___Toc70786_966181473 Copy 8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41">Position Operator (x~)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>x~ = x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41"/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41">Usage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>x Ox (x0) = x0 Ox (x0)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32"/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41">Eigen States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>Ox (x0) = <text:span text:style-name="T2">δ (x - x0)</text:span>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/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41">Eigen Values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>x0 = [oo .. oo]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/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41">Inner Products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>&lt; O [x1] | O [x2] &gt; = <text:span text:style-name="T2">δ (x1 - x2)</text:span>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/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41">Use an Arbitrary function (F)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>F (x) = Integrate c [x0] O [x0] (x) dx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><text:s/>= Integrate c [x0] <text:span text:style-name="T2">δ (x - x0)</text:span> dx</text:p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/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/>
          </table:table-cell>
        </table:table-row>
        <table:table-row table:style-name="Table21.1">
          <table:table-cell table:style-name="Table21.A1" office:value-type="string">
            <text:p text:style-name="P8"/>
          </table:table-cell>
          <table:table-cell table:style-name="Table21.B1" office:value-type="string">
            <text:p text:style-name="P21"/>
          </table:table-cell>
        </table:table-row>
      </table:table>
      <text:h text:style-name="P67" text:outline-level="1"><text:bookmark-start text:name="__RefHeading___Toc70786_966181473 Copy 9"/>Eigen States of Momentum<text:bookmark-end text:name="__RefHeading___Toc70786_966181473 Copy 9"/></text:h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41">Momentum Operator (p~)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p~ = -i h-bar [d/dx]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32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41">Usage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p~ Ox (x0) = p0 Ox (p0)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( <text:span text:style-name="T2">-i h-bar [d/dx] </text:span>) Ox (x0) = p0 Ox (p0)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32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41">Eigen States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53">Op (x) = 1 / sqr (2 PI h-bar) exp (i p0 x / h-bar)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41">Eigen Values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p0 = [oo .. oo]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41">Inner Products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&lt; O [p1] | O [p2] &gt; = <text:span text:style-name="T2">δ (p1 - p2)</text:span>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41">Use an Arbitrary function (F)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F (x) = Integrate c [p0] O [p0] (x) dp0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41">Solve for c [p0]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Integrate O* [p1] (x) <text:span text:style-name="T2">F (x)</text:span> dx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<text:s/>= Integrate O* [p1] (x) dx <text:span text:style-name="T2">Integrate c [p0] O [p0] (x) dp0</text:span>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3"><text:s/>= Integrate <text:span text:style-name="T5">O* [p1] (x) </text:span><text:span text:style-name="T2">O [p0] (x) </text:span>dx <text:span text:style-name="T5">Integrate </text:span><text:span text:style-name="T2"><text:s/></text:span><text:span text:style-name="T5">c [p0] <text:s/>dp0</text:span>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3"><text:span text:style-name="T5"><text:s/>= </text:span><text:span text:style-name="T2">Integrate <text:s/>c [p0] <text:s/>dp0 </text:span><text:span text:style-name="T5">Integrate O* [p1] (x) O [p0] (x) dx </text:span>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54"><text:s/>= Integrate <text:s/>c [p0] <text:s/>dp0 </text:p>
            <text:p text:style-name="Standard"><text:span text:style-name="T16"><text:s text:c="5"/></text:span>Integrate </text:p>
            <text:p text:style-name="Standard"><text:s text:c="8"/><text:span text:style-name="T16"><text:s text:c="5"/></text:span>1 / sqr (2 PI h-bar) exp (i <text:span text:style-name="T2">p0</text:span> x / h-bar) </text:p>
            <text:p text:style-name="Standard"><text:span text:style-name="T16"><text:s text:c="4"/></text:span><text:s text:c="5"/><text:span text:style-name="T16"><text:s text:c="3"/></text:span><text:s/>1 / sqr (2 PI h-bar) exp (-i <text:span text:style-name="T2">p1</text:span> x / h-bar) dx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53"><text:s/>= Integrate <text:s/>c [p0] <text:s/>dp0 </text:p>
            <text:p text:style-name="P21"><text:s text:c="4"/><text:span text:style-name="T2">1 / (2 PI h-bar)</text:span> Integrate </text:p>
            <text:p text:style-name="P16"><text:soft-page-break/><text:s text:c="8"/><text:span text:style-name="T16"><text:s text:c="5"/></text:span>exp (i <text:span text:style-name="T2">p0</text:span> x / h-bar) <text:span text:style-name="T16"><text:s/></text:span>exp (-i <text:span text:style-name="T2">p1</text:span> x / h-bar) dx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53"><text:s/>= Integrate <text:s/>c [p0] <text:s/>dp0 </text:p>
            <text:p text:style-name="P21"><text:s text:c="4"/><text:span text:style-name="T2">1 / (2 PI h-bar)</text:span> Integrate exp (i <text:span text:style-name="T2">p0 - p1</text:span> x / h-bar)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<text:s/>= Integrate c [p0] dp0 <text:s/><text:span text:style-name="T2">1 / (2 PI h-bar)</text:span> <text:s/><text:span text:style-name="T2">δ (p0 - p1</text:span>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<text:s/>= <text:span text:style-name="T2">1 / (2 PI h-bar) </text:span>Integrate c [p0]<text:span text:style-name="T2"> </text:span><text:span text:style-name="T5"><text:s/>δ (p0 - p1) dp0 </text:span>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c [p0] = <text:span text:style-name="T2">1 / sqr (2 PI h-bar) </text:span><text:span text:style-name="T5">Integrate F (x) </text:span><text:span text:style-name="T2">O (x)</text:span><text:span text:style-name="T5"> dx</text:span>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>O (x) = exp (i p x / h-bar)</text:p>
          </table:table-cell>
        </table:table-row>
        <table:table-row table:style-name="Table22.1">
          <table:table-cell table:style-name="Table22.A1" office:value-type="string">
            <text:p text:style-name="P8"/>
          </table:table-cell>
          <table:table-cell table:style-name="Table22.B1" office:value-type="string">
            <text:p text:style-name="P21"/>
          </table:table-cell>
        </table:table-row>
      </table:table>
      <text:h text:style-name="P67" text:outline-level="1"><text:bookmark-start text:name="__RefHeading___Toc70786_966181473"/>Eigen States of Energy, V(x) = 0<text:bookmark-end text:name="__RefHeading___Toc70786_966181473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1">Energy Operator (H~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H~ = -h-bar^2 / 2m [d/dx]^2 + V (x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/>= -h-bar^2 / 2m [d/dx]^2 + 0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/>= -h-bar^2 / 2m [d/dx]^2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8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1">Usage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3">H~ O [n] (x) = E [n] O [n] (x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1">Eigen States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3">O [n] (x) = sqr (2 / L) sin (n PI x / L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1">Eigen Values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3">E [n] = n^2 h-bar^2 PI^2 / 2 m L^2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3">n = integers [1 .. oo]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5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&lt; O [n] | O [m] &gt; = <text:span text:style-name="T2">δ [n, m]</text:span>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1">Use an Arbitrary function (F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F (x) = Sum [n] c [n] O [n] (x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/>= Sum [n] c [n] <text:span text:style-name="T2">sqr (2 / L) sin (n PI x / L)</text:span>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/>= <text:span text:style-name="T2">sqr (2 / L)</text:span> Sum [n] c [n] <text:span text:style-name="T2">sin (n PI x / L)</text:span>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Fourier Transformation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F (x) = Sum [n] c [n] O [n] (x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&lt; O [m] | F &gt; = <text:span text:style-name="T2">Sum [m] O [m] (x)</text:span> Sum [n] c [n] O [n] (x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/>= <text:span text:style-name="T2">Sum [n, m] </text:span><text:span text:style-name="T5">O [m] (x)</text:span> c [n] O [n] (x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/>= <text:span text:style-name="T5">Sum [n, m] </text:span><text:span text:style-name="T2">c [n] </text:span><text:span text:style-name="T5">O [m] (x)</text:span> O [n] (x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ext:soft-page-break/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/>= <text:span text:style-name="T5">Sum [n, m] c [n]</text:span><text:span text:style-name="T2"> &lt; O [m] | O [n] &gt;</text:span>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pan text:style-name="T5"><text:s/>= Sum [n, m] c [n]</text:span><text:span text:style-name="T2"> δ [n, m]</text:span>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1"><text:span text:style-name="T5"><text:s/>= Sum [n] c [n]</text:span><text:span text:style-name="T2"> δ [n]</text:span></text:p>
          </table:table-cell>
        </table:table-row>
        <table:table-row table:style-name="Table3.1">
          <table:table-cell table:style-name="Table3.A1" office:value-type="string">
            <text:p text:style-name="P41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>c [m] = &lt; O [m] | F &gt;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><text:s/>= Integrate [x = 0 .. L] O [m] (x) F (x) dx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><text:s/>= Integrate [x = 0 .. L] <text:span text:style-name="T2">sqr (2 / L) sin (n PI x / L)</text:span> <text:s/>F (x) dx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><text:s/>= <text:span text:style-name="T2">sqr (2 / L)</text:span> Integrate [x = 0 .. L] <text:span text:style-name="T2">sin (n PI x / L)</text:span> F (x) dx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/>
          </table:table-cell>
        </table:table-row>
      </table:table>
      <text:h text:style-name="P67" text:outline-level="1"><text:bookmark-start text:name="__RefHeading___Toc70798_966181473"/>Commutators<text:bookmark-end text:name="__RefHeading___Toc70798_96618147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41">Matrix Representation of Operators Multiplication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[A, B] = A B - B A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pan text:style-name="T2">if</text:span> .. [A, B] = 0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pan text:style-name="T2">then</text:span> .. [A, B] = [B, A] 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pan text:style-name="T2">else</text:span> .. [A, B] = [B*, A]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41">Example .. [x, x^2]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[x, x^2] F (x) = 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/>= (x x^2 - x^2 x) F (x)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/>= (x^3 - x^3) F (x)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/>= (<text:span text:style-name="T2"> 0 </text:span>) F (x)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/>= (<text:span text:style-name="T2"> 0 </text:span>)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41">Example .. [x, p]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[x, p] F (x) = 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/>= [x p - p x] f (x)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/>= [x <text:span text:style-name="T2">{ -i h-bar [d/dx] }</text:span> - <text:span text:style-name="T2">{ -i h-bar [d/dx] }</text:span> x] f (x)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21"><text:s/>= <text:span text:style-name="T2">-i h-bar <text:s/></text:span>[x <text:span text:style-name="T2">[d/dx] </text:span>- <text:span text:style-name="T2">[d/dx] </text:span>x] f (x)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53"><text:s/>= ( -i h-bar ) | x [d/dx] f (x) <text:s/>- <text:s/>[d/dx] <text:span text:style-name="T2">{ x f (x) }</text:span>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53"><text:s/>= ( -i h-bar ) | x [d/dx] f (x) - <text:span text:style-name="T2">{</text:span> [d/dx] x <text:span text:style-name="T2">f (x)</text:span> + x [d/dx] <text:span text:style-name="T2">f (x) }</text:span>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53"><text:s/>= ( -i h-bar ) | x [d/dx] f (x) - [d/dx] x <text:span text:style-name="T2">f (x)</text:span> - x [d/dx] <text:span text:style-name="T2">f (x)</text:span>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53"><text:s/>= ( -i h-bar ) | - [d/dx] x f (x)<text:span text:style-name="T2"> + x [d/dx] f (x) <text:s/>- x [d/dx] f (x)</text:span>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53"><text:s/>= ( -i h-bar ) | - [d/dx] x f (x)<text:span text:style-name="T2"> </text:span><text:span text:style-name="T2"/>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53"><text:s/>= ( i h-bar ) <text:s/><text:span text:style-name="T2">[d/dx] x</text:span> f (x)<text:span text:style-name="T2"> </text:span>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ext:soft-page-break/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53"><text:s/>= ( i h-bar ) f (x)<text:span text:style-name="T2"> </text:span></text:p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1" office:value-type="string">
            <text:p text:style-name="P8"/>
          </table:table-cell>
          <table:table-cell table:style-name="Table8.B1" office:value-type="string">
            <text:p text:style-name="P32"/>
          </table:table-cell>
        </table:table-row>
      </table:table>
      <text:h text:style-name="P68" text:outline-level="1"/>
      <text:h text:style-name="P67" text:outline-level="1"><text:bookmark-start text:name="__RefHeading___Toc70788_966181473"/>Commutator Theorem<text:bookmark-end text:name="__RefHeading___Toc70788_96618147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>Recall .. a Commutator is Hermitian when .. 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[A, B] = A B - B A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><text:s/>= 0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>IF .. commutators are Hermitian .. 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[A, B] O [a] = [B, A] O [a]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>Define the Eigen State relationship as .. 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A O [a] = a O [a]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3">B O [a] = b O [a]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>Evaluate the following Commutator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A B |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A | B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A | <text:span text:style-name="T2">b</text:span>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pan text:style-name="T2">b</text:span> A |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pan text:style-name="T5">b</text:span> | <text:span text:style-name="T2">A</text:span>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pan text:style-name="T5">b</text:span> | <text:span text:style-name="T2">a</text:span>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pan text:style-name="T2">a</text:span> <text:span text:style-name="T5">b</text:span> |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>Evaluate the following Commutator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B A |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pan text:style-name="T5">B</text:span> | <text:span text:style-name="T2">A</text:span>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pan text:style-name="T5">B</text:span> | <text:span text:style-name="T2">a</text:span>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pan text:style-name="T2">a</text:span> <text:span text:style-name="T5">B</text:span> |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pan text:style-name="T5">a</text:span><text:span text:style-name="T2"> </text:span>| <text:span text:style-name="T2">B</text:span>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a | <text:span text:style-name="T2">b</text:span>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a <text:span text:style-name="T2">b</text:span> |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>Bring it all together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[A, B] O [a] = <text:s/>A B | O [a] &gt; - B A | O [a]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<text:s/><text:span text:style-name="T5">a b | O [a] &gt; - a b | O [a] &gt;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0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1">Square Integrable Function (f)</text:p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| w &gt; = Sum [n] c [n] O [n]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[A B] | w &gt; = Sum [n] c [n] <text:s/>[A B] O [n]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><text:s/>= Sum [n] c [n] <text:s/><text:span text:style-name="T2">( 0 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1"/>
          </table:table-cell>
        </table:table-row>
      </table:table>
      <text:h text:style-name="P69" text:outline-level="1"/>
      <text:h text:style-name="P62" text:outline-level="1"/>
      <text:h text:style-name="P67" text:outline-level="1"><text:bookmark-start text:name="__RefHeading___Toc70790_966181473"/>Generalized Uncertainty<text:bookmark-end text:name="__RefHeading___Toc70790_966181473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1">Recall .. the uncertainty of Δx Δp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8">Δ<text:span text:style-name="T16">x Δp = h-bar / 2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8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A and B .. are commutators that are not Hermitian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8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8">Δ<text:span text:style-name="T16">A ΔB = 1/2 | &lt; w | [A B] | w &gt; |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8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Recall .. the expectation values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&lt;A&gt; = &lt; w | A | w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&lt;A^2&gt; = &lt; w | A^2 | w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(ΔA)^2 = ( &lt;A&gt;^2 - &lt;A&gt;^2 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( A - &lt;A&gt; )^2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w | ( A - &lt;A&gt; )^2 | w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8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&lt;B&gt; = &lt; w | B | w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&lt;B^2&gt; = &lt; w | B^2 | w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(ΔB)^2 = ( &lt;B&gt;^2 - &lt;B&gt;^2 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( B - &lt;B&gt; )^2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w | ( B - &lt;B&gt; )^2 | w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8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Building New Wave Functions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| w2 &gt; = Da | w1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| w3 &gt; = Db | w1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8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&lt;A^2&gt; = &lt; w1 | Da Da | w1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w1 | Da | <text:span text:style-name="T2">Da</text:span> w1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w1 | Da | <text:span text:style-name="T2">w2</text:span>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<text:span text:style-name="T2">Da</text:span> w1 | w2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<text:span text:style-name="T2">w2</text:span> | w2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&lt;B^2&gt; = &lt; w1 | Db Db | w1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w1 | Db | <text:span text:style-name="T2">Db</text:span> w1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w1 | Db | <text:span text:style-name="T2">w3</text:span>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<text:span text:style-name="T2">Db</text:span> w1 | w3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&lt; <text:span text:style-name="T2">w3</text:span> | w3 &gt;</text:p>
          </table:table-cell>
        </table:table-row>
        <text:soft-page-break/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1">Cauchy - Schwarz inequality for vectors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| u | | v | &gt;= | &lt; u | v &gt; |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B1" office:value-type="string">
            <text:p text:style-name="P21">( | u | | v | )^2 &gt;= | &lt; u | v &gt; |^2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| &lt; u | u &gt; | | &lt; v | v &gt; | &gt;= | &lt; u | v &gt; |^2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(ΔA)^2 (ΔB)^2 &gt;= 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&gt;= 1/2 [ | &lt; w2 | w3 &gt; |^2 + | &lt; w3 | w2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&gt;= 1/2 [ | &lt; Da w1 | Db w1 &gt; |^2 + | &lt; Db w1 | Da w1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1/2 [ | &lt; w1 | Da Db | w1 &gt; |^2 </text:p>
            <text:p text:style-name="P21"><text:s text:c="15"/>+ | &lt; w1 | Db Da | w1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Da Db = F + G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Db Da = F - G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1/2 [ | &lt; w1 | <text:span text:style-name="T2">( F + G )</text:span> | w1 &gt; |^2 </text:p>
            <text:p text:style-name="P21"><text:s text:c="15"/>+ | &lt; w1 | ( <text:span text:style-name="T2">F - G )</text:span> | w1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1/2 [ | &lt; w1 | <text:span text:style-name="T2">F | w1 &gt; + &lt; w1 | G </text:span>| w1 &gt; |^2 </text:p>
            <text:p text:style-name="P21"><text:s text:c="15"/>+ | &lt; w1 | <text:span text:style-name="T2">F | w1 &gt; - &lt; w1 | G </text:span>| w1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1/2 [ | &lt; <text:span text:style-name="T2">F &gt; + &lt; G </text:span>&gt; |^2 + | &lt; <text:span text:style-name="T2">F &gt; - &lt; G</text:span>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1">Recall .. a^2 + b^2 = (a - b)(a + b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1/2 [ | &lt;<text:span text:style-name="T2">F&gt;^2 + 2&lt;F&gt;&lt;G</text:span>&gt; + <text:span text:style-name="T2">&lt;G</text:span>&gt;^2 |</text:p>
            <text:p text:style-name="P21"><text:s text:c="6"/>+ | &lt;<text:span text:style-name="T2">F&gt;^2 - 2&lt; F &gt;&lt;G&gt; + &lt;G</text:span>&gt;^2 |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1/2 [ | &lt;<text:span text:style-name="T2">F&gt;^2 + 2&lt;F&gt;&lt;G</text:span>&gt; + <text:span text:style-name="T2">&lt;G</text:span>&gt;^2 </text:p>
            <text:p text:style-name="P21"><text:s text:c="15"/>+ &lt;<text:span text:style-name="T2">F&gt;^2 - 2&lt; F &gt;&lt;G&gt; + &lt;G</text:span>&gt;^2 |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1/2 [ | <text:span text:style-name="T2">2</text:span> &lt;<text:span text:style-name="T2">F&gt;^2 </text:span><text:s/>+ <text:span text:style-name="T2">2</text:span> <text:span text:style-name="T2">&lt;G</text:span>&gt;^2 |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1/2 <text:span text:style-name="T2">( 2 )</text:span> [ | &lt; <text:span text:style-name="T2">F &gt; </text:span>|^2 + | <text:span text:style-name="T2">&lt; G</text:span> &gt; |^2 ]</text:p>
          </table:table-cell>
        </table:table-row>
        <text:soft-page-break/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<text:s/>[ | &lt; <text:span text:style-name="T2">F &gt; </text:span>|^2 + | <text:span text:style-name="T2">&lt; G</text:span>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F = 1/2 (Da Db + Db Da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G = 1/2 [Da Db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= 1/2 [A B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[ | &lt; <text:span text:style-name="T2">1/2 (Da Db + Db Da) &gt; </text:span>|^2 + | <text:span text:style-name="T2">&lt; 1/2 [A B]</text:span>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[ | &lt;<text:span text:style-name="T2"> 0 &gt; </text:span>|^2 + | <text:span text:style-name="T2">&lt; 1/2 [A B]</text:span> &gt; |^2 ]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| <text:span text:style-name="T2">&lt; 1/2 [A B]</text:span> &gt; |^2 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<text:span text:style-name="T2">1/4</text:span> | <text:span text:style-name="T2">&lt; </text:span><text:span text:style-name="T5">[A B]</text:span> &gt; |^2 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 text:c="2"/>&gt;= <text:span text:style-name="T5">1/4 | &lt; </text:span><text:span text:style-name="T2">w1</text:span><text:span text:style-name="T5"> | [A B] | </text:span><text:span text:style-name="T2">w1</text:span><text:span text:style-name="T5"> &gt; |^2 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1">Take the square root of both sides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ΔA ΔB &gt;= <text:span text:style-name="T5">1/2 | &lt; </text:span><text:span text:style-name="T2">w1</text:span><text:span text:style-name="T5"> | [A B] | </text:span><text:span text:style-name="T2">w1</text:span><text:span text:style-name="T5"> &gt; | 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1">Recall .. the work on proving uncertainty of position (x) and momentum (p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Δx Δp &gt;= <text:span text:style-name="T5">1/2 | &lt; </text:span><text:span text:style-name="T2">w1</text:span><text:span text:style-name="T5"> | [x p] | </text:span><text:span text:style-name="T2">w1</text:span><text:span text:style-name="T5"> &gt; | 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><text:s/>&gt;= h-bar / 2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21"/>
          </table:table-cell>
        </table:table-row>
      </table:table>
      <text:h text:style-name="P68" text:outline-level="1"/>
      <text:h text:style-name="P67" text:outline-level="1"><text:bookmark-start text:name="__RefHeading___Toc70792_966181473"/>Time Energy Uncertainty<text:bookmark-end text:name="__RefHeading___Toc70792_966181473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22">Δ<text:span text:style-name="T17">t</text:span> Δ<text:span text:style-name="T17">E</text:span> &gt;= <text:span text:style-name="T5">1/2 | &lt; </text:span><text:span text:style-name="T2">w1</text:span><text:span text:style-name="T5"> | [</text:span><text:span text:style-name="T7">T</text:span><text:span text:style-name="T5"> </text:span><text:span text:style-name="T7">H</text:span><text:span text:style-name="T5">] | </text:span><text:span text:style-name="T2">w1</text:span><text:span text:style-name="T5"> &gt; | 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22"><text:s/>&gt;= h-bar / 2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Q .. is some observable that is dependent on time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&lt;Q&gt; .. is the expectation value of the observable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v = [d/dt] x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p = m v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m <text:span text:style-name="T2">[d/dt] x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KE = 1/2 m v^2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m (<text:span text:style-name="T2"> [d/dt] x </text:span>)^2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42">Schroedinger's Equation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H O = E O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-i h-bar [d/dt] w = E w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H = -i h-bar [d/dt]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H w = -i h-bar [d/dt] w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(1 / i h-bar) H w = [d/dt] w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42">Proof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[d/dt] &lt;E&gt; = [d/dt] &lt; w | E <text:s/>| w &gt;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[d/dt] Integrate w* E w dx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Integrate [d/dt] ( w* E w ) dx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Integrate [d/dt] (<text:span text:style-name="T2">w*</text:span>) E w <text:s/>+ w* E [d/dt] (<text:span text:style-name="T2">w</text:span>) dx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Integrate <text:s/>(<text:span text:style-name="T2">1 / i h-bar H w</text:span>)* E w </text:p>
            <text:p text:style-name="P55"><text:s text:c="21"/>+ w* E (<text:span text:style-name="T2">1 / i h-bar H </text:span><text:span text:style-name="T5">w</text:span>) dx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( <text:span text:style-name="T2">1 / i h-bar </text:span>) Integrate <text:s/>(<text:span text:style-name="T2">H w</text:span>)* E w <text:s/>+ w* E (<text:span text:style-name="T2">H </text:span><text:span text:style-name="T5">w</text:span>) dx</text:p>
          </table:table-cell>
        </table:table-row>
        <text:soft-page-break/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<text:span text:style-name="T5">( 1 / i h-bar )</text:span> | &lt; <text:span text:style-name="T2">H w |</text:span> E w &gt; <text:s/>+ &lt; w E | <text:span text:style-name="T2">H </text:span><text:span text:style-name="T5">w &gt;</text:span> 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<text:span text:style-name="T5">( 1 / i h-bar )</text:span> | &lt; <text:span text:style-name="T2">w |</text:span> <text:span text:style-name="T2">H </text:span>E | w &gt; <text:s/>+ &lt; w | E <text:span text:style-name="T2">H | </text:span><text:span text:style-name="T5">w &gt;</text:span> 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<text:span text:style-name="T5">( 1 / i h-bar )</text:span> <text:span text:style-name="T5">&lt; w | </text:span><text:span text:style-name="T2">[ H E ]</text:span><text:span text:style-name="T5"> | w &gt;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= <text:s/><text:span text:style-name="T5">&lt; w</text:span><text:span text:style-name="T2"> | ( 1 / i h-bar ) </text:span><text:span text:style-name="T5">[ H E ] | w &gt;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42">Confirming the Proof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| [d/dt] Q | <text:span text:style-name="T16">Δ</text:span>t<text:span text:style-name="T16"> </text:span><text:s/>= <text:span text:style-name="T16">Δ</text:span>Q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1 / h-bar | <text:span text:style-name="T5">&lt; w</text:span><text:span text:style-name="T2"> | </text:span><text:span text:style-name="T5">[Q, H] | w &gt; </text:span><text:span text:style-name="T6">Δ</text:span><text:span text:style-name="T5">t</text:span><text:span text:style-name="T6"> </text:span><text:span text:style-name="T5"><text:s/>= </text:span><text:span text:style-name="T6">Δ</text:span><text:span text:style-name="T5">Q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42">Applying the Generalized Uncertianty Principle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/>[A B] &gt;= h-bar / 2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1 / h-bar ( <text:span text:style-name="T6">Δ</text:span><text:span text:style-name="T5">Q </text:span><text:span text:style-name="T6">Δ</text:span><text:span text:style-name="T5">H ) </text:span><text:span text:style-name="T6">Δ</text:span><text:span text:style-name="T5">t</text:span><text:span text:style-name="T6"> </text:span><text:span text:style-name="T5"><text:s/>= 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pan text:style-name="T5"><text:s/>= 1 / h-bar { 1/2 | &lt; w</text:span><text:span text:style-name="T2"> | </text:span><text:span text:style-name="T5">[Q, H] | w &gt; } </text:span><text:span text:style-name="T6">Δ</text:span><text:span text:style-name="T5">t</text:span><text:span text:style-name="T6"> 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pan text:style-name="T5"><text:s/>= 1/2 </text:span><text:span text:style-name="T6">Δ</text:span><text:span text:style-name="T5">Q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><text:span text:style-name="T6">Δ</text:span><text:span text:style-name="T5">E </text:span><text:span text:style-name="T6">Δ</text:span><text:span text:style-name="T5">t &gt;= 1/2 h-bar 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55"/>
          </table:table-cell>
        </table:table-row>
      </table:table>
      <text:h text:style-name="P70" text:outline-level="1"/>
      <text:h text:style-name="P71" text:outline-level="1"><text:bookmark-start text:name="__RefHeading___Toc93028_966181473"/>Time to Change Position (x1 .. x2)<text:bookmark-end text:name="__RefHeading___Toc93028_966181473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25">v-group = &lt;p&gt; / m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25"/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56"><text:span text:style-name="T6">Δ</text:span><text:span text:style-name="T5">t</text:span><text:span text:style-name="T8"> = <text:s/></text:span><text:span text:style-name="T6">Δ</text:span><text:span text:style-name="T8">x / v-group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25"><text:s/>= m <text:s/><text:span text:style-name="T6">Δ</text:span><text:span text:style-name="T5">x / &lt;p&gt;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25"/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56"><text:span text:style-name="T6">Δ</text:span><text:span text:style-name="T8">E = <text:s/></text:span><text:span text:style-name="T6">Δ</text:span><text:span text:style-name="T8"> KE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56"><text:span text:style-name="T8"><text:s/>= <text:s/></text:span><text:span text:style-name="T6">Δ</text:span><text:span text:style-name="T8"> </text:span><text:span text:style-name="T4">( p^2 / 2m )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25"><text:s/>= &lt;p&gt; <text:s/><text:span text:style-name="T6">Δ</text:span><text:span text:style-name="T5">p / m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56"/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56"><text:span text:style-name="T6">Δ</text:span><text:span text:style-name="T8">t <text:s/></text:span><text:span text:style-name="T6">Δ</text:span><text:span text:style-name="T8">E = ( m <text:s/></text:span><text:span text:style-name="T6">Δ</text:span><text:span text:style-name="T8">x / &lt;p&gt; ) ( &lt;p&gt; </text:span><text:span text:style-name="T6">Δ</text:span><text:span text:style-name="T8">p / m <text:s/>)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56"><text:span text:style-name="T8"><text:s/>= ( </text:span><text:span text:style-name="T6">Δ</text:span><text:span text:style-name="T8">x ) ( </text:span><text:span text:style-name="T6">Δ</text:span><text:span text:style-name="T8">p )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56"><text:span text:style-name="T8"><text:s/>= </text:span><text:span text:style-name="T6">Δ</text:span><text:span text:style-name="T8">x </text:span><text:span text:style-name="T6">Δ</text:span><text:span text:style-name="T8">p 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25"><text:s/>= 1/2 h-bar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B1" office:value-type="string">
            <text:p text:style-name="P2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38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9-21T10:34:10.064217370</dc:date>
    <meta:editing-duration>PT19H23M19S</meta:editing-duration>
    <meta:editing-cycles>18</meta:editing-cycles>
    <meta:generator>LibreOffice/7.5.9.2$Linux_X86_64 LibreOffice_project/50$Build-2</meta:generator>
    <meta:document-statistic meta:table-count="17" meta:image-count="0" meta:object-count="0" meta:page-count="32" meta:paragraph-count="540" meta:word-count="4292" meta:character-count="14472" meta:non-whitespace-character-count="10167"/>
  </office:meta>
</office:document-meta>
</file>